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1cm" fo:min-width="1.07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1.0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1.07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cc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cc00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  <style:text-properties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6cm" svg:height="2.6cm" svg:x="4.2cm" svg:y="3.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.013cm" svg:height="0.962cm" svg:x="4.987cm" svg:y="2.738cm">
          <draw:text-box>
            <text:p>Nodo</text:p>
          </draw:text-box>
        </draw:frame>
        <draw:custom-shape draw:style-name="gr3" draw:text-style-name="P2" draw:layer="layout" svg:width="2.5cm" svg:height="1.6cm" svg:x="4.7cm" svg:y="4.4cm">
          <text:p text:style-name="P1"><text:span text:style-name="T1">Thermal Subs. 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cm" svg:height="2.6cm" svg:x="4.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.013cm" svg:height="0.962cm" svg:x="4.987cm" svg:y="7.539cm">
          <draw:text-box>
            <text:p>Nodo</text:p>
          </draw:text-box>
        </draw:frame>
        <draw:custom-shape draw:style-name="gr3" draw:text-style-name="P2" draw:layer="layout" svg:width="2.5cm" svg:height="1.6cm" svg:x="4.7cm" svg:y="9.201cm">
          <text:p text:style-name="P1"><text:span text:style-name="T1">CMD Subs. 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cm" svg:height="2.6cm" svg:x="9.2cm" svg:y="12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2.013cm" svg:height="0.962cm" svg:x="9.987cm" svg:y="11.34cm">
          <draw:text-box>
            <text:p>Nodo</text:p>
          </draw:text-box>
        </draw:frame>
        <draw:custom-shape draw:style-name="gr3" draw:text-style-name="P2" draw:layer="layout" svg:width="2.5cm" svg:height="1.6cm" svg:x="9.7cm" svg:y="13.002cm">
          <text:p text:style-name="P1"><text:span text:style-name="T1">Prop Subs. 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cm" svg:height="2.6cm" svg:x="14.4cm" svg:y="8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2.013cm" svg:height="0.962cm" svg:x="15.187cm" svg:y="7.441cm">
          <draw:text-box>
            <text:p>Nodo</text:p>
          </draw:text-box>
        </draw:frame>
        <draw:custom-shape draw:style-name="gr3" draw:text-style-name="P2" draw:layer="layout" svg:width="2.5cm" svg:height="1.6cm" svg:x="14.9cm" svg:y="9.103cm">
          <text:p text:style-name="P1"><text:span text:style-name="T1">COMM Subs. 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cm" svg:height="2.6cm" svg:x="13.7cm" svg:y="4.0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.013cm" svg:height="0.962cm" svg:x="14.487cm" svg:y="2.842cm">
          <draw:text-box>
            <text:p>Nodo</text:p>
          </draw:text-box>
        </draw:frame>
        <draw:custom-shape draw:style-name="gr3" draw:text-style-name="P2" draw:layer="layout" svg:width="2.5cm" svg:height="1.6cm" svg:x="14.2cm" svg:y="4.504cm">
          <text:p text:style-name="P1"><text:span text:style-name="T1">C&amp;DH Subs. 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cm" svg:height="2.6cm" svg:x="8.9cm" svg:y="1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.013cm" svg:height="0.962cm" svg:x="9.687cm" svg:y="-0.057cm">
          <draw:text-box>
            <text:p>Nodo</text:p>
          </draw:text-box>
        </draw:frame>
        <draw:custom-shape draw:style-name="gr3" draw:text-style-name="P2" draw:layer="layout" svg:width="2.5cm" svg:height="1.6cm" svg:x="9.4cm" svg:y="1.605cm">
          <text:p text:style-name="P1"><text:span text:style-name="T1">Power Subs. 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9.7cm" svg:y1="3.7cm" svg:x2="7.8cm" svg:y2="5.5cm">
          <text:p/>
        </draw:line>
        <draw:line draw:style-name="gr6" draw:text-style-name="P1" draw:layer="layout" svg:x1="7.6cm" svg:y1="6.6cm" svg:x2="7.6cm" svg:y2="8.7cm">
          <text:p/>
        </draw:line>
        <draw:line draw:style-name="gr6" draw:text-style-name="P1" draw:layer="layout" svg:x1="7.8cm" svg:y1="11.3cm" svg:x2="9.3cm" svg:y2="12.5cm">
          <text:p/>
        </draw:line>
        <draw:line draw:style-name="gr6" draw:text-style-name="P1" draw:layer="layout" svg:x1="12.8cm" svg:y1="12.6cm" svg:x2="14.4cm" svg:y2="11.2cm">
          <text:p/>
        </draw:line>
        <draw:line draw:style-name="gr6" draw:text-style-name="P1" draw:layer="layout" svg:x1="14.5cm" svg:y1="8.6cm" svg:x2="14.5cm" svg:y2="6.6cm">
          <text:p/>
        </draw:line>
        <draw:line draw:style-name="gr6" draw:text-style-name="P1" draw:layer="layout" svg:x1="13.6cm" svg:y1="4.2cm" svg:x2="12.5cm" svg:y2="3.6cm">
          <text:p/>
        </draw:line>
        <draw:line draw:style-name="gr6" draw:text-style-name="P1" draw:layer="layout" svg:x1="14.4cm" svg:y1="8.7cm" svg:x2="7.7cm" svg:y2="5.8cm">
          <text:p/>
        </draw:line>
        <draw:line draw:style-name="gr6" draw:text-style-name="P1" draw:layer="layout" svg:x1="7.8cm" svg:y1="6.5cm" svg:x2="9.7cm" svg:y2="12.5cm">
          <text:p/>
        </draw:line>
        <draw:custom-shape draw:style-name="gr7" draw:text-style-name="P1" draw:layer="layout" svg:width="0.415cm" svg:height="4.81cm" draw:transform="rotate (-2.79462119829332) translate (10.2cm 11.3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3.8cm" svg:height="4.6cm" svg:x="9.7cm" svg:y="6.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  <draw:page draw:name="page2" draw:style-name="dp1" draw:master-page-name="Predeterminado">
        <draw:custom-shape draw:style-name="gr3" draw:text-style-name="P3" draw:layer="layout" svg:width="2.9cm" svg:height="1.5cm" svg:x="9.9cm" svg:y="7.9cm">
          <text:p text:style-name="P1"><text:span text:style-name="T2">Nod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1.3cm" svg:x="6.4cm" svg:y="7.8cm">
          <text:p text:style-name="P1"><text:span text:style-name="T3">OBC Subs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cm" svg:height="3.9cm" svg:x="1.9cm" svg:y="6.5cm">
          <text:p text:style-name="P1"><text:span text:style-name="T2">Subsystem 1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4cm" svg:y1="8.5cm" svg:x2="9.9cm" svg:y2="8.5cm">
          <text:p/>
        </draw:line>
        <draw:line draw:style-name="gr6" draw:text-style-name="P5" draw:layer="layout" svg:x1="12.3cm" svg:y1="9.4cm" svg:x2="15.3cm" svg:y2="12.9cm">
          <text:p/>
        </draw:line>
        <draw:custom-shape draw:style-name="gr3" draw:text-style-name="P3" draw:layer="layout" svg:width="2.9cm" svg:height="1.5cm" svg:x="12.8cm" svg:y="12.9cm">
          <text:p text:style-name="P1"><text:span text:style-name="T2">Nod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1.3cm" svg:x="9.3cm" svg:y="12.8cm">
          <text:p text:style-name="P1"><text:span text:style-name="T3">OBC Subs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cm" svg:height="3.9cm" svg:x="4.8cm" svg:y="11.5cm">
          <text:p text:style-name="P1"><text:span text:style-name="T2">Subsystem 2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3cm" svg:y1="13.5cm" svg:x2="12.8cm" svg:y2="13.5cm">
          <text:p/>
        </draw:line>
        <draw:line draw:style-name="gr6" draw:text-style-name="P5" draw:layer="layout" svg:x1="12.2cm" svg:y1="7.9cm" svg:x2="14.9cm" svg:y2="4.9cm">
          <text:p/>
        </draw:line>
        <draw:line draw:style-name="gr6" draw:text-style-name="P5" draw:layer="layout" svg:x1="15.7cm" svg:y1="13.9cm" svg:x2="19.4cm" svg:y2="14cm">
          <text:p/>
        </draw:line>
        <draw:custom-shape draw:style-name="gr9" draw:text-style-name="P5" draw:layer="layout" svg:width="1.6cm" svg:height="2.9cm" svg:x="10.6cm" svg:y="7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5" draw:layer="layout" svg:width="2.8cm" svg:height="2.3cm" svg:x="14.5cm" svg:y="9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5" draw:layer="layout" svg:width="0.4cm" svg:height="3.8cm" draw:transform="rotate (0.749967979581963) translate (11.917cm 10.1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09:09:09.630501649</meta:creation-date>
    <meta:editing-duration>P2DT43M3S</meta:editing-duration>
    <meta:editing-cycles>2</meta:editing-cycles>
    <meta:generator>LibreOffice/4.2.8.2$Linux_X86_64 LibreOffice_project/420m0$Build-2</meta:generator>
    <meta:initial-creator>Emmanuel Arias</meta:initial-creator>
    <dc:date>2017-06-28T10:07:13.573087779</dc:date>
    <dc:creator>Emmanuel Arias</dc:creator>
    <meta:document-statistic meta:object-count="42"/>
  </office:meta>
</office:document-meta>
</file>